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115ad" officeooo:paragraph-rsid="000115ad" style:font-size-asian="16pt" style:font-size-complex="16pt"/>
    </style:style>
    <style:style style:name="P2" style:family="paragraph" style:parent-style-name="Standard">
      <style:text-properties fo:font-size="16pt" officeooo:rsid="0002bafc" officeooo:paragraph-rsid="0002bafc" style:font-size-asian="16pt" style:font-size-complex="16pt"/>
    </style:style>
    <style:style style:name="P3" style:family="paragraph" style:parent-style-name="Standard">
      <style:text-properties fo:font-size="16pt" officeooo:rsid="0002bafc" officeooo:paragraph-rsid="0002bafc" fo:background-color="transparent" style:font-size-asian="16pt" style:font-size-complex="16pt"/>
    </style:style>
    <style:style style:name="T1" style:family="text">
      <style:text-properties fo:background-color="#c9211e" loext:char-shading-value="0"/>
    </style:style>
    <style:style style:name="T2" style:family="text">
      <style:text-properties officeooo:rsid="0002bafc"/>
    </style:style>
    <style:style style:name="T3" style:family="text">
      <style:text-properties fo:background-color="#069a2e" loext:char-shading-value="0"/>
    </style:style>
    <style:style style:name="T4" style:family="text">
      <style:text-properties fo:background-color="#2a6099" loext:char-shading-value="0"/>
    </style:style>
    <style:style style:name="T5" style:family="text">
      <style:text-properties fo:background-color="#cccccc" loext:char-shading-value="0"/>
    </style:style>
    <style:style style:name="T6" style:family="text">
      <style:text-properties fo:background-color="#808080" loext:char-shading-value="0"/>
    </style:style>
    <style:style style:name="T7" style:family="text">
      <style:text-properties fo:background-color="#e6e905" loext:char-shading-value="0"/>
    </style:style>
    <style:style style:name="T8" style:family="text">
      <style:text-properties fo:background-color="#780373" loext:char-shading-value="0"/>
    </style:style>
    <style:style style:name="T9" style:family="text">
      <style:text-properties fo:background-color="#5983b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000 negro</text:p>
      <text:p text:style-name="P1">#FFF Blanco</text:p>
      <text:p text:style-name="P1"/>
      <text:p text:style-name="P1"/>
      <text:p text:style-name="P1"/>
      <text:p text:style-name="P1">#F00 <text:span text:style-name="T1">Rojo</text:span></text:p>
      <text:p text:style-name="P1">#<text:span text:style-name="T2">0F0</text:span> <text:span text:style-name="T3">Verde</text:span></text:p>
      <text:p text:style-name="P1">#0<text:span text:style-name="T2">0F</text:span> <text:span text:style-name="T4">Azul</text:span></text:p>
      <text:p text:style-name="P1"/>
      <text:p text:style-name="P1"/>
      <text:p text:style-name="P1">#CCC <text:span text:style-name="T5">Gris claro</text:span></text:p>
      <text:p text:style-name="P1">#666 <text:span text:style-name="T6">Gris oscuro</text:span></text:p>
      <text:p text:style-name="P1"/>
      <text:p text:style-name="P1"/>
      <text:p text:style-name="P1">#FF0 <text:span text:style-name="T7">Amarillo</text:span></text:p>
      <text:p text:style-name="P1">#F0F <text:span text:style-name="T8">Magenta</text:span></text:p>
      <text:p text:style-name="P1">#0FF <text:span text:style-name="T9">Azul cian</text:span></text:p>
      <text:p text:style-name="P1"><text:span text:style-name="T9"/></text:p>
      <text:p text:style-name="P2"><text:span text:style-name="T9"/></text:p>
      <text:p text:style-name="P3">RGB 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115ad" officeooo:paragraph-rsid="000115a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Marta Borrero Librero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5T19:10:29.769804133</meta:creation-date>
    <dc:date>2024-12-05T19:21:24.654921410</dc:date>
    <meta:editing-duration>PT10M55S</meta:editing-duration>
    <meta:editing-cycles>2</meta:editing-cycles>
    <meta:generator>LibreOffice/24.8.3.2$Linux_X86_64 LibreOffice_project/480$Build-2</meta:generator>
    <meta:document-statistic meta:table-count="0" meta:image-count="0" meta:object-count="0" meta:page-count="1" meta:paragraph-count="12" meta:word-count="27" meta:character-count="144" meta:non-whitespace-character-count="128"/>
  </office:meta>
</office:document-meta>
</file>